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1.34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 USD/1 unit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Pro Mini 5v 16Mhz</text:p>
          </table:table-cell>
          <table:table-cell/>
          <table:table-cell office:value-type="string" calcext:value-type="string">
            <text:p><text:a xlink:href="http://www.dx.com/p/diy-atmega328p-16mhz-electric-block-module-blue-172858#.VQ0o1JIZXq8" xlink:type="simple">http://www.dx.com/p/diy-atmega328p-16mhz-electric-block-module-blue-172858#.VQ0o1JIZXq8</text:a> </text:p>
          </table:table-cell>
        </table:table-row>
        <table:table-row table:style-name="ro1">
          <table:table-cell office:value-type="string" calcext:value-type="string">
            <text:p>Connection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*30 mm prototype board, 2.54" step</text:p>
          </table:table-cell>
          <table:table-cell/>
          <table:table-cell office:value-type="string" calcext:value-type="string">
            <text:p><text:a xlink:href="http://www.dx.com/p/double-sided-glass-fiber-prototyping-pcb-universal-board-3-x-7-5-piece-pack-131730#.VQ0pBJIZXq8" xlink:type="simple">http://www.dx.com/p/double-sided-glass-fiber-prototyping-pcb-universal-board-3-x-7-5-piece-pack-131730#.VQ0pBJIZXq8</text:a> 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1307</text:p>
          </table:table-cell>
          <table:table-cell/>
          <table:table-cell office:value-type="string" calcext:value-type="string">
            <text:p><text:a xlink:href="http://www.dx.com/p/i2c-rtc-ds1307-24c32-real-time-clock-module-for-arduino-blue-149493#.VQ0pHJIZXq8" xlink:type="simple">http://www.dx.com/p/i2c-rtc-ds1307-24c32-real-time-clock-module-for-arduino-blue-149493#.VQ0pHJIZXq8</text:a> </text:p>
          </table:table-cell>
        </table:table-row>
        <table:table-row table:style-name="ro1">
          <table:table-cell office:value-type="string" calcext:value-type="string">
            <text:p>2032 Lithium 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x.com/p/lir2032-rechargeable-lir2032-40mah-3-6v-lithium-cell-button-battery-silver-5-pcs-269979#.VQ0se5IZXq8" xlink:type="simple">http://www.dx.com/p/lir2032-rechargeable-lir2032-40mah-3-6v-lithium-cell-button-battery-silver-5-pcs-269979#.VQ0se5IZXq8</text:a> </text:p>
          </table:table-cell>
        </table:table-row>
        <table:table-row table:style-name="ro1">
          <table:table-cell office:value-type="string" calcext:value-type="string">
            <text:p>SD-car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, 5V</text:p>
          </table:table-cell>
          <table:table-cell/>
          <table:table-cell office:value-type="string" calcext:value-type="string">
            <text:p><text:a xlink:href="http://www.dx.com/p/spi-micro-sd-tf-card-adapter-v1-1-module-for-arduino-blue-works-with-official-arduino-board-316412#.VQ0pTZIZXq8" xlink:type="simple">http://www.dx.com/p/spi-micro-sd-tf-card-adapter-v1-1-module-for-arduino-blue-works-with-official-arduino-board-316412#.VQ0pTZIZXq8</text:a> 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M17EPPH4001-B0</text:p>
          </table:table-cell>
          <table:table-cell/>
          <table:table-cell office:value-type="string" calcext:value-type="string">
            <text:p><text:a xlink:href="http://www.dx.com/p/jtron-03120389-5v-active-buzzers-black-12-x-9-5mm-10-pcs-375928#.VQ0rg5IZXq8" xlink:type="simple">http://www.dx.com/p/jtron-03120389-5v-active-buzzers-black-12-x-9-5mm-10-pcs-375928#.VQ0rg5IZXq8</text:a> </text:p>
          </table:table-cell>
        </table:table-row>
        <table:table-row table:style-name="ro1">
          <table:table-cell office:value-type="string" calcext:value-type="string">
            <text:p>ON/OFF s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-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x.com/p/on-off-pressing-button-power-control-switches-black-white-5-pcs-270035#.VQ0pr5IZXq8" xlink:type="simple">http://www.dx.com/p/on-off-pressing-button-power-control-switches-black-white-5-pcs-270035#.VQ0pr5IZXq8</text:a> </text:p>
          </table:table-cell>
        </table:table-row>
        <table:table-row table:style-name="ro1">
          <table:table-cell office:value-type="string" calcext:value-type="string">
            <text:p>PS/2 male+female connector with &gt;1 m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<text:a xlink:href="http://www.dx.com/p/ps-2-keyboard-mouse-6-pin-male-to-female-extension-cable-3m-length-80273#.VQ0pzJIZXq8" xlink:type="simple">http://www.dx.com/p/ps-2-keyboard-mouse-6-pin-male-to-female-extension-cable-3m-length-80273#.VQ0pzJIZXq8</text:a> </text:p>
          </table:table-cell>
        </table:table-row>
        <table:table-row table:style-name="ro1">
          <table:table-cell office:value-type="string" calcext:value-type="string">
            <text:p>On-board connector, straight,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S-40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<text:a xlink:href="http://www.dx.com/p/jtron-2-54mm-pitch-single-row-pin-header-40-pin-black-10-pcs-282212#.VQ0rxJIZXq9" xlink:type="simple">http://www.dx.com/p/jtron-2-54mm-pitch-single-row-pin-header-40-pin-black-10-pcs-282212#.VQ0rxJIZXq9</text:a> </text:p>
          </table:table-cell>
        </table:table-row>
        <table:table-row table:style-name="ro1">
          <table:table-cell office:value-type="string" calcext:value-type="string">
            <text:p>On-board connector, straight, female</text:p>
          </table:table-cell>
          <table:table-cell table:formula="of:=6+2+2+4+3+12+12+4+4+2+10*2" office:value-type="float" office:value="71" calcext:value-type="float">
            <text:p>71</text:p>
          </table:table-cell>
          <table:table-cell office:value-type="string" calcext:value-type="string">
            <text:p>PBS-40</text:p>
          </table:table-cell>
          <table:covered-table-cell/>
          <table:table-cell office:value-type="string" calcext:value-type="string">
            <text:p><text:a xlink:href="http://www.dx.com/p/ys-532-single-row-20pin-female-headers-black-5-pcs-255379#.VQ0qYpIZXq8" xlink:type="simple">http://www.dx.com/p/ys-532-single-row-20pin-female-headers-black-5-pcs-255379#.VQ0qYpIZXq8</text:a> </text:p>
          </table:table-cell>
        </table:table-row>
        <table:table-row table:style-name="ro1">
          <table:table-cell office:value-type="string" calcext:value-type="string">
            <text:p>On-board connector, angle, double, 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D-80R</text:p>
          </table:table-cell>
          <table:covered-table-cell/>
          <table:table-cell table:style-name="Default"/>
        </table:table-row>
        <table:table-row table:style-name="ro2">
          <table:table-cell office:value-type="string" calcext:value-type="string">
            <text:p>Wire, 0.12/0,35 m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ГШВ</text:p>
          </table:table-cell>
          <table:covered-table-cell/>
          <table:table-cell table:style-name="Default"/>
        </table:table-row>
        <table:table-row table:style-name="ro3">
          <table:table-cell office:value-type="string" calcext:value-type="string">
            <text:p>2*18650 USB Power 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/>
          <table:table-cell table:style-name="ce2" office:value-type="string" calcext:value-type="string">
            <text:p><text:a xlink:href="http://www.dx.com/p/2-x-18650-battery-holder-external-power-charger-w-1-led-flashlight-indicator-light-yellow-264162#.U1-QV5IZWqw" xlink:type="simple">http://www.dx.com/p/2-x-18650-battery-holder-external-power-charger-w-1-led-flashlight-indicator-light-yellow-264162#.U1-QV5IZWqw</text:a></text:p>
          </table:table-cell>
        </table:table-row>
        <table:table-row table:style-name="ro3">
          <table:table-cell office:value-type="string" calcext:value-type="string">
            <text:p>18650 LiIon ba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/>
          <table:table-cell table:style-name="ce2" office:value-type="string" calcext:value-type="string">
            <text:p><text:a xlink:href="http://www.dx.com/p/trustfire-protected-14500-3-7v-900mah-rechargeable-lithium-batteries-2-pack-26124#.U1-QjJIZWqw" xlink:type="simple">http://www.dx.com/p/trustfire-protected-14500-3-7v-900mah-rechargeable-lithium-batteries-2-pack-26124#.U1-QjJIZWqw</text:a>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x (60*60*120 mm PP square tube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string" calcext:value-type="string">
            <text:p>Bottom 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string" calcext:value-type="string">
            <text:p>Top 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CD/Laser Barcode scanner (used/discount) with RS232 interf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HC-05 bluetooth 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6.3" calcext:value-type="float">
            <text:p>6,3</text:p>
          </table:table-cell>
          <table:table-cell office:value-type="string" calcext:value-type="string">
            <text:p><text:a xlink:href="http://www.dx.com/p/bluetooth-board-module-4-pin-121326#.VQ0rKpIZXq8" xlink:type="simple">http://www.dx.com/p/bluetooth-board-module-4-pin-121326#.VQ0rKpIZXq8</text:a> 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MicroSD-car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 style:data-style-name="N2" text:time-value="11:12:03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42S</meta:editing-duration>
    <meta:editing-cycles>9</meta:editing-cycles>
    <meta:generator>LibreOffice/4.2.4.2$Windows_x86 LibreOffice_project/63150712c6d317d27ce2db16eb94c2f3d7b699f8</meta:generator>
    <dc:date>2015-03-21T11:32:55.545000000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